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68a11"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68a11"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paragraph-properties style:writing-mode="lr-tb"/>
      <style:text-properties fo:font-size="13pt" officeooo:paragraph-rsid="01db7a8a"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d74f08" officeooo:paragraph-rsid="01db7a8a" style:font-size-asian="13pt" style:font-style-asian="normal" style:font-size-complex="13pt" style:font-style-complex="normal"/>
    </style:style>
    <style:style style:name="P11" style:family="paragraph" style:parent-style-name="Preformatted_20_Text">
      <style:paragraph-properties style:writing-mode="lr-tb"/>
      <style:text-properties style:font-name="Liberation Sans" fo:font-size="13pt" fo:font-style="normal" style:text-underline-style="none" officeooo:rsid="01d74f08" officeooo:paragraph-rsid="01f82924" style:font-size-asian="13pt" style:font-style-asian="normal" style:font-size-complex="13pt" style:font-style-complex="normal"/>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3"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5" style:family="paragraph" style:parent-style-name="Preformatted_20_Text">
      <style:text-properties style:font-name="Liberation Sans" fo:font-size="13pt" fo:font-style="normal" style:text-underline-style="none" officeooo:rsid="01c6807f" officeooo:paragraph-rsid="01fa0e40"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f3436c" officeooo:paragraph-rsid="01fa0e40"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erif" fo:font-size="13pt" fo:font-style="normal" style:text-underline-style="none" officeooo:rsid="00083d4b" officeooo:paragraph-rsid="00083d4b" style:font-size-asian="13pt" style:font-style-asian="normal" style:font-size-complex="13pt" style:font-style-complex="normal"/>
    </style:style>
    <style:style style:name="P18" style:family="paragraph" style:parent-style-name="Preformatted_20_Text">
      <style:paragraph-properties style:writing-mode="lr-tb"/>
      <style:text-properties fo:font-size="13pt" officeooo:paragraph-rsid="01efb23b" style:font-size-asian="13pt" style:font-size-complex="13pt"/>
    </style:style>
    <style:style style:name="P19"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paragraph-properties style:writing-mode="lr-tb"/>
      <style:text-properties fo:font-size="13pt" officeooo:paragraph-rsid="01ef3a07" style:font-size-asian="13pt" style:font-size-complex="13pt"/>
    </style:style>
    <style:style style:name="P21"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2" style:family="paragraph" style:parent-style-name="Preformatted_20_Text">
      <style:text-properties fo:font-size="13pt" officeooo:paragraph-rsid="01dd3a06" style:font-size-asian="13pt" style:font-size-complex="13pt"/>
    </style:style>
    <style:style style:name="P23" style:family="paragraph" style:parent-style-name="Preformatted_20_Text">
      <style:text-properties style:font-name="Liberation Sans" fo:font-size="13pt" fo:font-style="normal" style:text-underline-style="none" officeooo:rsid="01fad251" officeooo:paragraph-rsid="01dd3a06" fo:background-color="transparent" style:font-name-asian="Nimbus Mono L" style:font-size-asian="13pt" style:font-style-asian="normal" style:font-name-complex="Liberation Mono" style:font-size-complex="13pt" style:font-style-complex="normal"/>
    </style:style>
    <style:style style:name="P24" style:family="paragraph" style:parent-style-name="Preformatted_20_Text">
      <style:paragraph-properties style:writing-mode="lr-tb"/>
      <style:text-properties style:font-name="Liberation Sans" fo:font-size="13pt" fo:font-style="normal" style:text-underline-style="none" officeooo:rsid="01c4b317" officeooo:paragraph-rsid="01dd3a06" fo:background-color="transparent" style:font-name-asian="Nimbus Mono L" style:font-size-asian="13pt" style:font-style-asian="normal" style:font-name-complex="Liberation Mono" style:font-size-complex="13pt" style:font-style-complex="normal"/>
    </style:style>
    <style:style style:name="P25" style:family="paragraph" style:parent-style-name="Preformatted_20_Text">
      <style:paragraph-properties fo:break-before="page" style:writing-mode="lr-tb"/>
      <style:text-properties fo:font-size="13pt" officeooo:paragraph-rsid="01dd3a06" style:font-size-asian="13pt" style:font-size-complex="13pt"/>
    </style:style>
    <style:style style:name="P26" style:family="paragraph" style:parent-style-name="Preformatted_20_Text">
      <style:text-properties style:font-name="Liberation Sans" fo:font-size="13pt" fo:font-style="normal" style:text-underline-style="none" officeooo:rsid="01f454b9" officeooo:paragraph-rsid="01f454b9" fo:background-color="transparent" style:font-name-asian="Nimbus Mono L" style:font-size-asian="13pt" style:font-style-asian="normal" style:font-name-complex="Liberation Mono" style:font-size-complex="13pt" style:font-style-complex="normal"/>
    </style:style>
    <style:style style:name="P27" style:family="paragraph" style:parent-style-name="Preformatted_20_Text">
      <style:text-properties fo:font-size="13pt" officeooo:paragraph-rsid="01c26751" style:font-size-asian="13pt" style:font-size-complex="13pt"/>
    </style:style>
    <style:style style:name="P28"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29"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30"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3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32"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f2fd11"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f60ab5"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ec7067"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officeooo:rsid="01f68a11"/>
    </style:style>
    <style:style style:name="T9"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e5e53c"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f2fd11"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f68a11"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f82924" style:font-name-asian="Nimbus Mono L" style:font-style-asian="normal" style:font-name-complex="Liberation Mono" style:font-style-complex="normal"/>
    </style:style>
    <style:style style:name="T19" style:family="text">
      <style:text-properties officeooo:rsid="01ee2e52"/>
    </style:style>
    <style:style style:name="T20" style:family="text">
      <style:text-properties officeooo:rsid="01f82924"/>
    </style:style>
    <style:style style:name="T21" style:family="text">
      <style:text-properties officeooo:rsid="01fa0e40"/>
    </style:style>
    <style:style style:name="T22" style:family="text">
      <style:text-properties fo:font-weight="bold" style:font-weight-asian="bold" style:font-weight-complex="bold"/>
    </style:style>
    <style:style style:name="T23" style:family="text">
      <style:text-properties fo:font-weight="bold" officeooo:rsid="000dd66a" style:font-weight-asian="bold" style:font-weight-complex="bold"/>
    </style:style>
    <style:style style:name="T24" style:family="text">
      <style:text-properties fo:font-weight="bold" officeooo:rsid="0160cefc" style:font-weight-asian="bold" style:font-weight-complex="bold"/>
    </style:style>
    <style:style style:name="T25" style:family="text">
      <style:text-properties officeooo:rsid="01caa47b"/>
    </style:style>
    <style:style style:name="T26" style:family="text">
      <style:text-properties officeooo:rsid="01d74f08"/>
    </style:style>
    <style:style style:name="T27" style:family="text">
      <style:text-properties officeooo:rsid="01db7a8a"/>
    </style:style>
    <style:style style:name="T28" style:family="text">
      <style:text-properties officeooo:rsid="01ef3a07"/>
    </style:style>
    <style:style style:name="T29" style:family="text">
      <style:text-properties officeooo:rsid="01f3436c"/>
    </style:style>
    <style:style style:name="T30"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fa0e40"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f454b9"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fad251"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3c55a1" fo:background-color="transparent" loext:char-shading-value="0" style:font-style-asian="normal" style:font-style-complex="normal"/>
    </style:style>
    <style:style style:name="T49" style:family="text">
      <style:text-properties style:font-name="Liberation Sans" fo:font-style="normal" style:text-underline-style="none" officeooo:rsid="00083d4b" fo:background-color="transparent" loext:char-shading-value="0" style:font-style-asian="normal" style:font-style-complex="normal"/>
    </style:style>
    <style:style style:name="T50"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text:span><text:span text:style-name="T2">nd</text:span><text:span text:style-name="T3"> </text:span><text:span text:style-name="T2">Novem</text:span><text:span text:style-name="T4">ber</text:span><text:span text:style-name="T5"> 20</text:span><text:span text:style-name="T6">2</text:span><text:span text:style-name="T7">5</text:span></text:p>
      <text:p text:style-name="P3">Lamentations 3:40-4<text:span text:style-name="T8">1</text:span></text:p>
      <text:p text:style-name="P4">[40] Let us test and examine our ways, and return to the Lord!</text:p>
      <text:p text:style-name="P5">[41]Let us lift up our hearts and hands to God in heaven:</text:p>
      <text:p text:style-name="P6"/>
      <text:p text:style-name="P7">Let us pray…</text:p>
      <text:p text:style-name="P8">Thanks to God</text:p>
      <text:p text:style-name="P9"><text:span text:style-name="T9">O </text:span><text:span text:style-name="T10">L</text:span><text:span text:style-name="T11">o</text:span><text:span text:style-name="T10">r</text:span><text:span text:style-name="T11">d,</text:span><text:span text:style-name="T12"> </text:span><text:span text:style-name="T13">we </text:span><text:span text:style-name="T14">thank You that </text:span><text:span text:style-name="T15">You</text:span><text:span text:style-name="T16">r </text:span><text:span text:style-name="T17">an</text:span><text:span text:style-name="T16">ointed prophet, </text:span><text:span text:style-name="T17">Jeremiah</text:span><text:span text:style-name="T16">, </text:span><text:span text:style-name="T17">expressed his sadness at the need for judgement, because </text:span><text:span text:style-name="T18">Your chosen</text:span><text:span text:style-name="T17"> people had sinned grievously. But his words give us great encouragement as we read them </text:span><text:span text:style-name="T18">today</text:span><text:span text:style-name="T17">. We can examine ourselves, test our ways and return to You because of Jesus’ sacrifice on the Cross and His resurrection to life again on the third day.</text:span></text:p>
      <text:p text:style-name="P10"/>
      <text:p text:style-name="P11"><text:span text:style-name="T19">We thank You </text:span><text:span text:style-name="T20">that we can lift our hands and our hearts to You, </text:span><text:span text:style-name="T19">for </text:span><text:span text:style-name="T20">You hear from heaven, and You forgive us and restore us in righteousness. Today we will celebrate the Lord’s Supper as a reme</text:span><text:span text:style-name="T21">m</text:span><text:span text:style-name="T20">brance, as a present reality of Your grace and mercy to us</text:span><text:span text:style-name="T19">, </text:span><text:span text:style-name="T20">and as a future hope for its fulfillment in the Marriage Supper of the Lamb, when He returns to claim His spotless Bride.</text:span></text:p>
      <text:p text:style-name="P11"/>
      <text:p text:style-name="P11"><text:span text:style-name="T20">We thank You also for the Presence of the Holy Spirit, testifying that we are Your children, and fellow-heirs with Christ of all th</text:span><text:span text:style-name="T21">e promises of</text:span><text:span text:style-name="T20"> heaven.</text:span></text:p>
      <text:p text:style-name="P12"/>
      <text:p text:style-name="P13"><text:span text:style-name="T22">The Wide World...</text:span><text:span text:style-name="T23"> a</text:span><text:span text:style-name="T22">nd the </text:span><text:span text:style-name="T24">W</text:span><text:span text:style-name="T22">ider Church</text:span></text:p>
      <text:p text:style-name="P14"><text:span text:style-name="T25">W</text:span><text:span text:style-name="T20">ith this sure hope in our hearts, w</text:span><text:span text:style-name="T26">e </text:span><text:span text:style-name="T27">pray</text:span><text:span text:style-name="T26"> for this </text:span><text:span text:style-name="T25">world </text:span><text:span text:style-name="T26">where </text:span><text:span text:style-name="T27">so m</text:span><text:span text:style-name="T28">any live b</text:span><text:span text:style-name="T29">lindl</text:span><text:span text:style-name="T28">y, </text:span><text:span text:style-name="T29">not knowing who Jesus is, </text:span><text:span text:style-name="T20">not knowing that they are lost in sin, just as we were before You reached down to rescue us. We pray for the persecuted church, for believers in many places who suffer direct opposition, personal attacks and the destruction of all they might have in this world, as they continue to name the Precious name of Jesus, their Saviour.</text:span></text:p>
      <text:p text:style-name="P14"/>
      <text:p text:style-name="P15"><text:span text:style-name="T29">We pray for </text:span><text:span text:style-name="T20">the work of Bible League, bringing Bibles to those suffering persecution, and for Samaritan’s Purse taking shoeboxes to children in remote parts of this world, so that they and their families may hear the Good News of </text:span><text:span text:style-name="T21">Your merciful </text:span><text:span text:style-name="T20">release from sin, and a sure hope for the future.</text:span></text:p>
      <text:p text:style-name="P16"/>
      <text:p text:style-name="P17"><text:span text:style-name="T22">Ashburton</text:span></text:p>
      <text:p text:style-name="P18"><text:span text:style-name="T30">W</text:span><text:span text:style-name="T31">e pray for our </text:span><text:span text:style-name="T32">work</text:span><text:span text:style-name="T33"> </text:span><text:span text:style-name="T30">here at Ashburton, </text:span><text:span text:style-name="T33">as we </text:span><text:span text:style-name="T34">labour </text:span><text:span text:style-name="T35">in our local mission field. We thank</text:span><text:span text:style-name="T34"> </text:span><text:span text:style-name="T35">You for </text:span><text:span text:style-name="T34">our various talents and abilities </text:span><text:span text:style-name="T35">and pray for courage to apply them </text:span><text:span text:style-name="T34">in the work of the Kingdom. </text:span><text:span text:style-name="T36">We pray </text:span><text:span text:style-name="T35">for opportunities to share the Good News that Jesus saves, and that we would take up those opportunities when they show up.</text:span></text:p>
      <text:p text:style-name="P19"/>
      <text:p text:style-name="P20"><text:span text:style-name="T34">W</text:span><text:span text:style-name="T37">e pray for the Selection Committee </text:span><text:span text:style-name="T34">which meets today, </text:span><text:span text:style-name="T37">as they </text:span><text:span text:style-name="T34">seek </text:span><text:span text:style-name="T37">Your wisdom, </text:span><text:span text:style-name="T34">and work to do Your will</text:span><text:span text:style-name="T37">, so that in the end, </text:span><text:span text:style-name="T34">Your purposes prevail </text:span><text:span text:style-name="T37">and </text:span><text:span text:style-name="T34">we call a </text:span><text:span text:style-name="T37">new minister </text:span><text:span text:style-name="T34">of Your choosing, to bring us </text:span><text:span text:style-name="T37">Your Word and sacraments. </text:span><text:span text:style-name="T34">We pray for ourselves to </text:span><text:span text:style-name="T38">support them in their work, as they serve on our behalf in what could be a lengthy process</text:span><text:span text:style-name="T34">.</text:span></text:p>
      <text:p text:style-name="P21"/>
      <text:p text:style-name="P22"><text:span text:style-name="T39">We </text:span><text:span text:style-name="T37">continue</text:span><text:span text:style-name="T40"> </text:span><text:span text:style-name="T32">in</text:span><text:span text:style-name="T39"> pray</text:span><text:span text:style-name="T32">er</text:span><text:span text:style-name="T39"> for</text:span><text:span text:style-name="T41"> </text:span><text:span text:style-name="T37">those in need of Your healing hand – for </text:span><text:span text:style-name="T41">Alan, </text:span><text:span text:style-name="T30">Diane, </text:span><text:span text:style-name="T42">John McKenzie</text:span><text:span text:style-name="T34"> </text:span><text:span text:style-name="T30">and others affected by illness or injury. </text:span><text:span text:style-name="T36">We pray for </text:span><text:span text:style-name="T35">Clarissa, facing another operation in a week or so, </text:span><text:span text:style-name="T42">for her parents as they face the stress of watching and waiting for the results, and for Raymond and Jessie as they support the family at this critical time.</text:span></text:p>
      <text:p text:style-name="P23"/>
      <text:p text:style-name="P24"/>
      <text:p text:style-name="P25"><text:span text:style-name="T43">We thank You for </text:span><text:span text:style-name="T32">Your Word, and for </text:span><text:span text:style-name="T42">Douglas</text:span><text:span text:style-name="T38"> as</text:span><text:span text:style-name="T32"> he preach</text:span><text:span text:style-name="T38">es</text:span><text:span text:style-name="T32"> today, </text:span><text:span text:style-name="T42">and as he leads us in the Lord’s Supper later</text:span><text:span text:style-name="T32">. </text:span><text:span text:style-name="T38">We pray that we would be diligent hearers and do-ers of Your Word, making the most of the means of grace. </text:span><text:span text:style-name="T42">As we partake of a familiar part of congregational life, we pray that You would open our eyes to see the wonders of Your grace and mercy afresh, because they are new every morning.</text:span></text:p>
      <text:p text:style-name="P26"/>
      <text:p text:style-name="P27"><text:span text:style-name="T44">In </text:span><text:span text:style-name="T43">His</text:span><text:span text:style-name="T45"> </text:span><text:span text:style-name="T46">Precious Name </text:span><text:span text:style-name="T47">we pray</text:span><text:span text:style-name="T48">, </text:span><text:span text:style-name="T49">Amen.</text:span></text:p>
      <text:p text:style-name="P28">Our Father, Who is in heaven,<text:line-break/>hallowed be Your name;<text:line-break/>Your kingdom come;<text:line-break/>Your will be done,<text:line-break/>on earth as it is in heaven.</text:p>
      <text:p text:style-name="P29"/>
      <text:p text:style-name="P29">Give us this day our daily bread.<text:line-break/>And forgive us our trespasses,<text:line-break/>as we forgive those that trespass against us.<text:line-break/>Lead us not into temptation;<text:line-break/>but deliver us from evil.</text:p>
      <text:p text:style-name="P29"/>
      <text:p text:style-name="P29">For Yours is the kingdom,<text:line-break/>the power, and the glory,<text:line-break/>for ever and ever.<text:line-break/>Amen.</text:p>
      <text:p text:style-name="P29"/>
      <text:p text:style-name="P30">They shall not grow old, as we that are left grow old.</text:p>
      <text:p text:style-name="P31">Age shall not weary them, nor the years condemn.</text:p>
      <text:p text:style-name="P31">At the going <text:span text:style-name="T50">d</text:span>own of the sun, and in the morning, </text:p>
      <text:p text:style-name="P31">We WILL remember them.</text:p>
      <text:p text:style-name="P32">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11-01T21:30:06.127546912</dc:date>
    <meta:editing-duration>PT18H16M50S</meta:editing-duration>
    <meta:editing-cycles>207</meta:editing-cycles>
    <meta:generator>LibreOffice/25.8.2.2$Linux_X86_64 LibreOffice_project/580$Build-2</meta:generator>
    <meta:print-date>2025-09-06T23:29:48.038812840</meta:print-date>
    <meta:printed-by>PDF files</meta:printed-by>
    <meta:document-statistic meta:table-count="0" meta:image-count="0" meta:object-count="0" meta:page-count="4" meta:paragraph-count="27" meta:word-count="735" meta:character-count="3911" meta:non-whitespace-character-count="3201"/>
  </office:meta>
</office:document-meta>
</file>